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1/x</text:p>
          </table:table-cell>
        </table:table-row>
        <table:table-row table:style-name="ro1">
          <table:table-cell office:value-type="float" office:value="283.92" calcext:value-type="float">
            <text:p>283,92</text:p>
          </table:table-cell>
          <table:table-cell office:value-type="float" office:value="2.263157031" calcext:value-type="float">
            <text:p>2,263157031</text:p>
          </table:table-cell>
        </table:table-row>
        <table:table-row table:style-name="ro1">
          <table:table-cell office:value-type="float" office:value="285.27" calcext:value-type="float">
            <text:p>285,27</text:p>
          </table:table-cell>
          <table:table-cell office:value-type="float" office:value="2.297926854" calcext:value-type="float">
            <text:p>2,297926854</text:p>
          </table:table-cell>
        </table:table-row>
        <table:table-row table:style-name="ro1">
          <table:table-cell office:value-type="float" office:value="287.29" calcext:value-type="float">
            <text:p>287,29</text:p>
          </table:table-cell>
          <table:table-cell office:value-type="float" office:value="2.394619593" calcext:value-type="float">
            <text:p>2,394619593</text:p>
          </table:table-cell>
        </table:table-row>
        <table:table-row table:style-name="ro1">
          <table:table-cell office:value-type="float" office:value="289.28" calcext:value-type="float">
            <text:p>289,28</text:p>
          </table:table-cell>
          <table:table-cell office:value-type="float" office:value="2.568132346" calcext:value-type="float">
            <text:p>2,568132346</text:p>
          </table:table-cell>
        </table:table-row>
        <table:table-row table:style-name="ro1">
          <table:table-cell office:value-type="float" office:value="291.27" calcext:value-type="float">
            <text:p>291,27</text:p>
          </table:table-cell>
          <table:table-cell office:value-type="float" office:value="2.923002917" calcext:value-type="float">
            <text:p>2,923002917</text:p>
          </table:table-cell>
        </table:table-row>
        <table:table-row table:style-name="ro1">
          <table:table-cell office:value-type="float" office:value="293.26" calcext:value-type="float">
            <text:p>293,26</text:p>
          </table:table-cell>
          <table:table-cell office:value-type="float" office:value="3.767828512" calcext:value-type="float">
            <text:p>3,767828512</text:p>
          </table:table-cell>
        </table:table-row>
        <table:table-row table:style-name="ro1">
          <table:table-cell office:value-type="float" office:value="295.25" calcext:value-type="float">
            <text:p>295,25</text:p>
          </table:table-cell>
          <table:table-cell office:value-type="float" office:value="5.758728676" calcext:value-type="float">
            <text:p>5,758728676</text:p>
          </table:table-cell>
        </table:table-row>
        <table:table-row table:style-name="ro1">
          <table:table-cell office:value-type="float" office:value="297.25" calcext:value-type="float">
            <text:p>297,25</text:p>
          </table:table-cell>
          <table:table-cell office:value-type="float" office:value="9.270843373" calcext:value-type="float">
            <text:p>9,270843373</text:p>
          </table:table-cell>
        </table:table-row>
        <table:table-row table:style-name="ro1">
          <table:table-cell office:value-type="float" office:value="299.25" calcext:value-type="float">
            <text:p>299,25</text:p>
          </table:table-cell>
          <table:table-cell office:value-type="float" office:value="12.62800839" calcext:value-type="float">
            <text:p>12,62800839</text:p>
          </table:table-cell>
        </table:table-row>
        <table:table-row table:style-name="ro1">
          <table:table-cell office:value-type="float" office:value="303.24" calcext:value-type="float">
            <text:p>303,24</text:p>
          </table:table-cell>
          <table:table-cell office:value-type="float" office:value="19.0652626" calcext:value-type="float">
            <text:p>19,0652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21:04:14.049013026</meta:creation-date>
    <dc:date>2021-11-10T21:05:28.678684381</dc:date>
    <meta:editing-duration>PT1M15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